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kRegexpMethodPointcut.compilePatterns( String [ ]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kRegexpMethodPointcut.initExcludedPatternRepresentation( String [ ] excluded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RegexpMethodPointcut.initPatternRepresentation( String [ ] 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RegexpMethodPointcut.matches( String pattern , int patter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kRegexpMethodPointcut.matchesExclusion( String candidate , int patter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